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language="pt" fo:country="PT" fo:font-weight="bold" officeooo:rsid="000f0a45" officeooo:paragraph-rsid="000f0a45" style:font-size-asian="20pt" style:font-weight-asian="bold" style:font-size-complex="20pt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mbolo Pertence</text:p>
      <text:section text:style-name="Sect1" text:name="Seção1">
        <text:p text:style-name="Standard">O símbolo para representar isso é ∈ (lê-se: pertence). Quando um elemento não está no conjunto, dizemos que esse elemento não pertence ao conjunto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 fo:font-size="18pt" fo:language="pt" fo:country="PT" style:font-size-asian="18pt" style:font-size-complex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09:39:35.711750434</meta:creation-date>
    <dc:date>2023-05-03T09:41:51.755828071</dc:date>
    <meta:editing-duration>PT2M16S</meta:editing-duration>
    <meta:editing-cycles>1</meta:editing-cycles>
    <meta:document-statistic meta:table-count="0" meta:image-count="0" meta:object-count="0" meta:page-count="1" meta:paragraph-count="2" meta:word-count="26" meta:character-count="163" meta:non-whitespace-character-count="139"/>
    <meta:generator>LibreOffice/7.4.5.1$Linux_X86_64 LibreOffice_project/40$Build-1</meta:generator>
  </office:meta>
</office:document-meta>
</file>